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premier programme!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cript&gt;</text:span></text:p>
      <text:p text:style-name="P1"><text:span text:style-name="T1">// Ceci est ma première instruction</text:span></text:p>
      <text:p text:style-name="P1"><text:span text:style-name="T1">alert('utilisation d une première fonction javascript!');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